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fo:padding="0.0291in" fo:border-left="none" fo:border-right="none" fo:border-top="none" fo:border-bottom="0.0008in solid #000000" style:join-border="false"/>
    </style:style>
    <style:style style:name="P5" style:family="paragraph" style:parent-style-name="Standard" style:list-style-name="L1">
      <style:paragraph-properties fo:text-align="start" style:justify-single-word="false" fo:background-color="#cccccc">
        <style:background-image/>
      </style:paragraph-properties>
      <style:text-properties fo:font-weight="bold" style:font-weight-asian="bold" style:font-weight-complex="bold"/>
    </style:style>
    <style:style style:name="P6" style:family="paragraph" style:parent-style-name="Standard">
      <style:paragraph-properties fo:text-align="start" style:justify-single-word="false" fo:background-color="transparent">
        <style:background-image/>
      </style:paragraph-properties>
      <style:text-properties fo:font-weight="bold" style:font-weight-asian="bold" style:font-weight-complex="bold"/>
    </style:style>
    <style:style style:name="P7" style:family="paragraph" style:parent-style-name="Standard" style:list-style-name="L1">
      <style:paragraph-properties fo:text-align="start" style:justify-single-word="false" fo:background-color="transparent">
        <style:background-image/>
      </style:paragraph-properties>
      <style:text-properties fo:font-weight="bold" style:font-weight-asian="bold" style:font-weight-complex="bold"/>
    </style:style>
    <style:style style:name="P8" style:family="paragraph" style:parent-style-name="Standard" style:list-style-name="L3">
      <style:paragraph-properties fo:text-align="start" style:justify-single-word="false" fo:background-color="transparent">
        <style:background-image/>
      </style:paragraph-properties>
      <style:text-properties fo:font-weight="bold" style:font-weight-asian="bold" style:font-weight-complex="bold"/>
    </style:style>
    <style:style style:name="P9" style:family="paragraph" style:parent-style-name="Standard" style:list-style-name="L1">
      <style:paragraph-properties fo:text-align="start" style:justify-single-word="false" fo:background-color="transparent">
        <style:background-image/>
      </style:paragraph-properties>
      <style:text-properties fo:font-weight="normal" style:font-weight-asian="normal" style:font-weight-complex="normal"/>
    </style:style>
    <style:style style:name="P10" style:family="paragraph" style:parent-style-name="Standard" style:list-style-name="L3">
      <style:paragraph-properties fo:text-align="start" style:justify-single-word="false" fo:background-color="#dddddd">
        <style:background-image/>
      </style:paragraph-properties>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 Complexity</text:p>
      <text:p text:style-name="P4"/>
      <text:p text:style-name="P1">Depth First Search</text:p>
      <text:p text:style-name="P2"/>
      <text:p text:style-name="P2">Helper:</text:p>
      <text:p text:style-name="P3">Nodes = <text:span text:style-name="T2">N</text:span></text:p>
      <text:p text:style-name="P2"/>
      <text:p text:style-name="P2">Pseudo Code:</text:p>
      <text:list xml:id="list4045400414374028326" text:style-name="L1">
        <text:list-item>
          <text:p text:style-name="P5">Without root</text:p>
          <text:p text:style-name="P7"><text:span text:style-name="T1">DPS ( ) // </text:span>O(N)</text:p>
          <text:list>
            <text:list-header>
              <text:p text:style-name="P7"><text:span text:style-name="T1">if node not visited // </text:span>O(1)</text:p>
              <text:list>
                <text:list-header>
                  <text:p text:style-name="P7"><text:span text:style-name="T1">mark node as visited // </text:span>O(1)</text:p>
                  <text:list>
                    <text:list-header>
                      <text:p text:style-name="P9">DFS( ) // <text:span text:style-name="T2">O(N*N)</text:span></text:p>
                    </text:list-header>
                  </text:list>
                </text:list-header>
              </text:list>
            </text:list-header>
          </text:list>
        </text:list-item>
      </text:list>
      <text:list xml:id="list6829228646824313459" text:style-name="L3">
        <text:list-item>
          <text:p text:style-name="P10">With root</text:p>
        </text:list-item>
      </text:list>
      <text:p text:style-name="P6"><text:tab/><text:span text:style-name="T1">While-loop ( ) </text:span>O(N)</text:p>
      <text:p text:style-name="P6"><text:span text:style-name="T1"><text:tab/> <text:s text:c="2"/>if successor is not visited </text:span>// O(1)</text:p>
      <text:list xml:id="list39402824" text:continue-numbering="true" text:style-name="L3">
        <text:list-item>
          <text:list>
            <text:list-header>
              <text:p text:style-name="P8"><text:span text:style-name="T1">mark node as visited // </text:span>O(1)</text:p>
              <text:p text:style-name="P8"><text:span text:style-name="T1"><text:s text:c="3"/>while node has successors // </text:span>O(N)</text:p>
              <text:p text:style-name="P8"><text:span text:style-name="T1"><text:s text:c="7"/>DFS ( ) // </text:span>O(N*N)</text:p>
            </text:list-header>
          </text:list>
        </text:list-item>
      </text:list>
      <text:p text:style-name="P6"><text:tab/></text:p>
      <text:p text:style-name="P6"/>
      <text:p text:style-name="P6"><text:span text:style-name="T1">Each node will be visited so the time complexity will be O(N) for every node visited, and recurssion is used for every successor, without the root, an addtional iterate is executed so some nodes will be iterated twice O(N*N)</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sa Kasem</meta:initial-creator>
    <meta:creation-date>2019-10-26T09:41:56.90</meta:creation-date>
    <dc:date>2019-10-26T19:19:33.12</dc:date>
    <dc:creator>Mosa Kasem</dc:creator>
    <meta:editing-duration>PT9H7M13S</meta:editing-duration>
    <meta:editing-cycles>7</meta:editing-cycles>
    <meta:generator>OpenOffice/4.1.7$Win32 OpenOffice.org_project/417m1$Build-9800</meta:generator>
    <meta:document-statistic meta:table-count="0" meta:image-count="0" meta:object-count="0" meta:page-count="1" meta:paragraph-count="18" meta:word-count="105" meta:character-count="544"/>
  </office:meta>
</office:document-meta>
</file>